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drian Kueh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4]+0.6*[.J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0" calcext:value-type="float">
            <text:p>0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5]+0.6*[.J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1.12" calcext:value-type="float">
            <text:p>1.1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6]+0.6*[.J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24:10.2284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4:24:13.600188000</dc:date>
    <meta:editing-duration>PT2H13M45S</meta:editing-duration>
    <meta:editing-cycles>14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